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entiumAlt" svg:font-family="GentiumAl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margin-top="0in" fo:margin-bottom="0.1528in" style:page-number="21"/>
      <style:text-properties fo:font-size="12pt" style:font-size-asian="12pt" style:font-size-complex="12pt"/>
    </style:style>
    <style:style style:name="P2" style:family="paragraph" style:parent-style-name="treParaIndent">
      <style:paragraph-properties fo:margin-top="0.1528in" fo:margin-bottom="0.1528in"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2in" fo:margin-right="0in" fo:text-indent="-2in" style:auto-text-indent="false"/>
    </style:style>
    <style:style style:name="P5" style:family="paragraph" style:parent-style-name="Standard">
      <style:paragraph-properties fo:margin-left="2in" fo:margin-right="0in" fo:margin-top="0.1665in" fo:margin-bottom="0.1665in" fo:text-indent="-2in" style:auto-text-indent="false"/>
    </style:style>
    <style:style style:name="P6" style:family="paragraph" style:parent-style-name="Standard">
      <style:paragraph-properties fo:margin-top="0in" fo:margin-bottom="0in" fo:text-align="center" style:justify-single-word="false" fo:break-before="page"/>
    </style:style>
    <style:style style:name="P7" style:family="paragraph" style:parent-style-name="Standard">
      <style:paragraph-properties fo:margin-top="0in" fo:margin-bottom="0in"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GentiumAlt"/>
    </style:style>
    <style:style style:name="T4" style:family="text">
      <style:text-properties style:font-name="GentiumAlt" fo:font-style="italic" style:font-style-asian="italic"/>
    </style:style>
    <style:style style:name="T5" style:family="text">
      <style:text-properties fo:font-size="12pt" style:font-size-asian="12pt" style:font-size-complex="12pt"/>
    </style:style>
    <style:style style:name="T6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bbreviations Used for Modern Books, Journals <text:span text:style-name="T5">and Series</text:span></text:h>
      <text:p text:style-name="P2">(from <text:a xlink:type="simple" xlink:href="http://homepages.nyu.edu/~te20/dissertation.html">Tom Elliott's 2004 dissertation</text:a>)</text:p>
      <text:p text:style-name="treParaIndent">This list presents all modern works cited by abbreviation. For ancient works, the practice of OCD<text:span text:style-name="T1">3</text:span> has been followed. For modern works cited by short title, please consult the list of “Works Cited.”</text:p>
      <text:p text:style-name="P5">AA<text:tab/><text:span text:style-name="T2">Archäologischer Anzeiger,</text:span> Berlin, 1963-. </text:p>
      <text:p text:style-name="P5">AAA<text:tab/>S. Gsell, <text:span text:style-name="T2">Atlas archéologique de l’Algérie, </text:span>Algiers and Paris, 1911. </text:p>
      <text:p text:style-name="P5">AE<text:tab/><text:span text:style-name="T2">L’Année épigraphique: revue des publications épigraphiques relatives à l’antiquité romaine,</text:span> Paris, 1888-. </text:p>
      <text:p text:style-name="P5">Africa<text:tab/><text:span text:style-name="T2">Africa = Afriqiyah,</text:span> Ministère des affairs culturelles, Tunis, 1966-. </text:p>
      <text:p text:style-name="P5">Africa romana 9<text:tab/>A. Mastino (ed.), <text:span text:style-name="T2">L’Africa romana: Atti del IX convegno di studio, Nuoro, 13-15 dicembre 1991, </text:span>2 vols., Sassari, 1993. </text:p>
      <text:p text:style-name="P5">Africa romana 10<text:tab/>A. Mastino and P. Ruggeri (eds.), <text:span text:style-name="T2">L’Africa romana: Atti del X convegno di studio Oristano, 11-13 dicembre 1992, </text:span>3 vols., Sassari, 1994. </text:p>
      <text:p text:style-name="P5">Africa romana 11<text:tab/>M. Khanoussi et al. (eds.), <text:span text:style-name="T2">L’Africa romana: Atti del XI convegno di studio, Cartagine, 15-18 dicembre 1994, </text:span>3 vols., Ozieri, 1996. </text:p>
      <text:p text:style-name="P5">AHB<text:tab/><text:span text:style-name="T2">Ancient History Bulletin,</text:span> Calgary, Chicago, 1987-. </text:p>
      <text:p text:style-name="P5">AIRRS<text:tab/><text:span text:style-name="T2">Acta Instituti Romani Regni Sueciae = Skrifter utgivna av Svenska institutet i Rom</text:span> Lund, 1932-. Title varies.</text:p>
      <text:p text:style-name="P5">AJA<text:tab/><text:span text:style-name="T2">American Journal of Archaeology: Journal of the Archaeological Institute of America,</text:span> New York, 1897-. </text:p>
      <text:p text:style-name="P5">AJP<text:tab/><text:span text:style-name="T2">American Journal of Philology,</text:span> Baltimore, 1880-.</text:p>
      <text:p text:style-name="P5">Am. Studies in Papyrology<text:tab/><text:span text:style-name="T2">American Studies in Papyrology,</text:span> American Society of Papyrologists, New Haven, 1966-. </text:p>
      <text:p text:style-name="P5">Ancient Macedonia V<text:tab/><text:span text:style-name="T2">Ancient Macedonia V: Papers Read at the Fifth International Symposium Held in Thessaloniki, October 10-15, 1989, </text:span>3 vols., Thessaloniki, 1993. </text:p>
      <text:p text:style-name="P5">Ancient Macedonia VI<text:tab/><text:span text:style-name="T2">Ancient Macedonia VI: Papers Read at the Sixth International Symposium Held in Thessaloniki, October 15-19, 1996, </text:span>2 vols., Thessaloniki, 1999. </text:p>
      <text:p text:style-name="P5">AnnScAA<text:tab/><text:span text:style-name="T2">Annuario della Scuola archeologica di Atene e delle missioni italiane in Oriente,</text:span> Rome, 1914-. </text:p>
      <text:p text:style-name="P5">AntAf<text:tab/><text:span text:style-name="T2">Antiquités Africaines,</text:span> Paris, 1967-. </text:p>
      <text:p text:style-name="P5">Arch (Sofia)<text:tab/><text:span text:style-name="T2">Arkheologiia,</text:span> Arkheologicheski institut i muzei, Bulgarska akademiia na naukite, Sofia, 1959-. </text:p>
      <text:p text:style-name="P5">ArhVest<text:tab/><text:span text:style-name="T2">Arheološki vestnik,</text:span> Ljubljana, 1950-. </text:p>
      <text:p text:style-name="P5">AS<text:tab/><text:span text:style-name="T2">Anatolian Studies: Journal of the British Institute of Archaeology at Ankara,</text:span> London, 1951. </text:p>
      <text:p text:style-name="P5">ASTL<text:tab/><text:span text:style-name="T2">Archivio storico di Terra di Lavoro,</text:span> Caserta, 1956-. </text:p>
      <text:p text:style-name="P5">Athenaeum<text:tab/><text:span text:style-name="T2">Athenaeum: Studi periodici di letteratura e storia dell’antichità,</text:span> Pavia, 1913-. </text:p>
      <text:p text:style-name="P5">BAA<text:tab/><text:span text:style-name="T2">Bulletin d’Archéologie algérienne,</text:span> Paris, 1961-. </text:p>
      <text:p text:style-name="P5">BAR International Series<text:tab/><text:span text:style-name="T2">British Archaeological Reports International Series</text:span> London, 1978-. </text:p>
      <text:p text:style-name="P5">BAtlas<text:tab/>R. Talbert (ed.), <text:span text:style-name="T2">Barrington Atlas of the Greek and Roman World, </text:span>Princeton, 2000. </text:p>
      <text:p text:style-name="P5">BCH<text:tab/><text:span text:style-name="T2">Bulletin de correspondance hellenique,</text:span> Athens, Paris, 1877-. </text:p>
      <text:p text:style-name="P5">BCPE<text:tab/><text:span text:style-name="T2">Cronache ercolanesi: Bolletino del Centro internazionale per lo studio dei papiri ercolanesi,</text:span> Naples, 1971-. </text:p>
      <text:p text:style-name="P5">BCTH<text:tab/><text:span text:style-name="T2">Bulletin archéologique du Comité des travaux historiques,</text:span> Paris, 1885-1963; n.s. to 1971. </text:p>
      <text:p text:style-name="P5">BE<text:tab/><text:span text:style-name="T2">Bulletin épigraphique,</text:span> Paris, 1888-1984. Originally published annually in REG. The years 1938-1984, which were produced under the editorship of J. and L. Robert, were reprinted in a 10 volume set under the same title, Paris, 1972-1987.</text:p>
      <text:p text:style-name="P5">BEFAR<text:tab/><text:span text:style-name="T2">Bibliothèque des Écoles Françaises d’Athènes et de Rome</text:span> Athens and Paris, 1877-. Place of publication varies.</text:p>
      <text:p text:style-name="P5">BMCR<text:tab/><text:span text:style-name="T2">Bryn Mawr Classical Review,</text:span> Bryn Mawr, PA, 1990-; URL: http://ccat.sas.upenn.edu/bmcr/. </text:p>
      <text:p text:style-name="P5">Bronces y Religion Romana<text:tab/><text:span text:style-name="treTitle">Bronces y Religion Romana: Actas del XI Congresso Internacional de Bronces Antiguos, </text:span>Madrid, Mayo-Junio 1990, Madrid, 1993.</text:p>
      <text:p text:style-name="P5">BSA<text:tab/><text:span text:style-name="T2">The Annual of the British School at Athens,</text:span> London, 1895-. </text:p>
      <text:p text:style-name="P5">BSAF<text:tab/><text:span text:style-name="T2">Bulletin de la Société nationale (impériale) des antiquaires de France,</text:span> Paris, 1857-. </text:p>
      <text:p text:style-name="P5">Bullettino dell’ Instituto<text:tab/><text:span text:style-name="T2">Bullettino dell’ Instituto di Corrispondenza Archeologica = Bulletin de l’Institut de correspondance archéologique,</text:span> Rome, etc., 1829-1885. </text:p>
      <text:p text:style-name="P5">CAH<text:span text:style-name="T1">2</text:span><text:tab/><text:span text:style-name="T2">The Cambridge Ancient History, </text:span>Cambridge, 1970-2000. </text:p>
      <text:p text:style-name="P5">CahiersGlotz<text:tab/><text:span text:style-name="T2">Cahiers du Centre Gustave Glotz,</text:span> Geneva, 1990-. </text:p>
      <text:p text:style-name="P5">Chiron<text:tab/><text:span text:style-name="T2">Chiron,</text:span> Munich, 1971-. </text:p>
      <text:p text:style-name="P5">CIL<text:tab/><text:span text:style-name="T2">Corpus Inscriptionum Latinarum,</text:span> Akademie der Wissenschaften, Berlin, 1862-. A complete overview and publication details for all volumes are provided on the CIL website at http://www.bbaw.de/forschung/cil/pub.html</text:p>
      <text:p text:style-name="P5">Ciudades augusteas<text:tab/>Symposion de Ciudades Augusteas, <text:span text:style-name="T2">Ciudades augusteas de Hispánia: bimilenario de la colonia Caesaraugusta, </text:span>2 vols., Zaragoza, 1976. </text:p>
      <text:p text:style-name="P5">CJ<text:tab/><text:span text:style-name="T2">The Classical Journal,</text:span> Classical Association of the Middle West and South, Gainesville, FL etc., 1905-. Place of publication varies.</text:p>
      <text:p text:style-name="P5">CollEFR<text:tab/><text:span text:style-name="T2">Collection de l’École Française de Rome</text:span> Rome, 1972-. </text:p>
      <text:p text:style-name="P5">Const<text:tab/><text:span text:style-name="T2">Annuaire de la Société archéologique de la province de Constantine = Recueil des notices et mémoires de la Société archéologique de la province (du département) de Constantine,</text:span> Constantine, 1853-. </text:p>
      <text:p text:style-name="P5">CRAI<text:tab/><text:span text:style-name="T2">Comptes rendus des séances (Académie des inscriptions &amp; belles-lettres),</text:span> Paris, 1858-. </text:p>
      <text:p text:style-name="P5">DenkWien<text:tab/><text:span text:style-name="T2">Denkschriften: Österreichische Akademie der Wissenschaften, philosophisch-historische Klasse</text:span> Vienna, 1850-. Title varies.</text:p>
      <text:p text:style-name="P5">DHA<text:tab/><text:span text:style-name="T2">Dialogues d’histoire ancienne,</text:span> Université de Besançon., Centre de recherches d’histoire ancienne., Institut des sciences et techniques de l’antiquité, Paris, 1974-. Title varies.</text:p>
      <text:p text:style-name="P5">DizEpig<text:tab/>E. De Ruggiero (ed.), <text:span text:style-name="T2">Dizionario epigrafico di antichità romane, </text:span>Rome, 1886-. </text:p>
      <text:p text:style-name="P5">EA<text:tab/><text:span text:style-name="T2">Epigraphica Anatolica,</text:span> Bonn, 1983-. </text:p>
      <text:p text:style-name="P5">EAM<text:tab/>T. Rizakis and G. Touratsoglou, <text:span text:style-name="T2">Epigraphes ano Makedonias (Elimeia, Eordaia, Notia Lygkestis, Orestis): Tomos A. Katalogos Epigraphon, </text:span>Athens, 1985. </text:p>
      <text:p text:style-name="P5">EB<text:tab/>J. Fossey, <text:span text:style-name="T2">Epigraphica Boeotica: Studies in Boiotian Inscriptions, </text:span>Amsterdam, 1991-. </text:p>
      <text:p text:style-name="P5">EDH<text:tab/>G. Alföldy (director), <text:span text:style-name="T2">Epigraphische Datenbank Heidelberg, </text:span>Heidelberg, 1998-; URL: http://www.uni-heidelberg.de/institute/sonst/adw/edh/. </text:p>
      <text:p text:style-name="P5">EE<text:tab/><text:span text:style-name="T2">Ephemeris Epigraphica: Corporis Inscriptionum Latinarum Supplementum, </text:span>9 vols., Rome; Berlin, 1872-1913. </text:p>
      <text:p text:style-name="P5">EncBerb<text:tab/><text:span text:style-name="T2">Encyclopédie berbère,</text:span> Aix-en-Provence, 1984-. </text:p>
      <text:p text:style-name="P5">Epigraphica<text:tab/><text:span text:style-name="T2">Epigraphica,</text:span> Dipartimento di storia antica dell’università di Bologna, Faenza, 1939-. </text:p>
      <text:p text:style-name="P5">ERCanosa<text:tab/>M. Chelotti, <text:span text:style-name="T2">La Epigrafi romane di Canosa, </text:span>2 vols., Bari, 1990. </text:p>
      <text:p text:style-name="P5">Euphrosyne<text:tab/><text:span text:style-name="T2">Euphrosyne,</text:span> Instituto de Alta Cultura (Portugal), Centro de Estudos Clássicos, Olisipone, 1957-. </text:p>
      <text:p text:style-name="P5">FA<text:tab/><text:span text:style-name="T2">Fasti archaeologici: Annual bulletin of classical archaeology,</text:span> International Association for Classical Archaeology, Florence, 1946-1986. </text:p>
      <text:p text:style-name="P5">FD<text:tab/><text:span text:style-name="T2">Fouilles de Delphes</text:span> Paris, 1902-. </text:p>
      <text:p text:style-name="P5">FdXanthos<text:tab/><text:span text:style-name="T2">Fouilles de Xanthos</text:span> Paris, 1958-. </text:p>
      <text:p text:style-name="P5">FIRA<text:tab/>S. Riccobono et al, eds., <text:span text:style-name="T2">Fontes Iuris Romani Antejustiniani, </text:span>3 vols., Florentia, 1940-1943. </text:p>
      <text:p text:style-name="P5">Gerión<text:tab/><text:span text:style-name="T2">Gerión,</text:span> Facultad de Geografía e Historia, Universidad Complutense de Madrid, Madrid, 1983-. </text:p>
      <text:p text:style-name="P5">GRBS<text:tab/><text:span text:style-name="T2">Greek, Roman and Byzantine Studies,</text:span> Duke University, 1959-. </text:p>
      <text:p text:style-name="P5">HAnt<text:tab/><text:span text:style-name="T2">Hispania Antiqua: Revista de Historia Antigua,</text:span> Vitoria, Spain, 1971-. </text:p>
      <text:p text:style-name="P5">HEp<text:tab/><text:span text:style-name="T2">Hispania Epigraphica,</text:span> Madrid, 1989-. </text:p>
      <text:p text:style-name="P5">Hesperia<text:tab/><text:span text:style-name="T2">Hesperia,</text:span> Institute for Advanced Study and the American School of Classical Studies in Athens, Princeton, 1932-. </text:p>
      <text:p text:style-name="P5">Horos<text:tab/><text:span text:style-name="T2">Horos, </text:span>Athens, 1983-. </text:p>
      <text:p text:style-name="P5">Hypomnemata<text:tab/><text:span text:style-name="T2">Hypomnemata: Untersuchungen zur Antike und zu ihrem Nachleben</text:span> Göttingen, 1962-. </text:p>
      <text:p text:style-name="P5">IAGIL<text:tab/>M. Almagro, <text:span text:style-name="T2">Las inscripciones ampuritanas griegas, ibéricas y latinas, </text:span>Barcelona, 1952. </text:p>
      <text:p text:style-name="P5">IApollonia<text:tab/>J. Reynolds, “The Inscriptions of Apollonia” in <text:span text:style-name="treTitle">Apollonia, the Port of Cyrene. Excavations by the University of Michigan</text:span>, Tripoli, 1976, pp. 293-333.</text:p>
      <text:p text:style-name="P5">IArykanda<text:tab/>S. Şahin, <text:span text:style-name="T2">Die Inschriften von Arykanda, </text:span>IK 48, Bonn, 1994. </text:p>
      <text:p text:style-name="P5">ICret<text:tab/>M. Guarducci, <text:span text:style-name="T2">Inscriptiones creticae, opera et consilio Friderici Halbherr collectae, </text:span>4 vols., Rome, 1935-1950. </text:p>
      <text:p text:style-name="P5">IEph<text:tab/><text:span text:style-name="T2">Die Inschriften von Ephesos, </text:span>10 vols., IK 11, Bonn, 1979-. </text:p>
      <text:p text:style-name="P5">IG<text:tab/><text:span text:style-name="T2">Inscriptiones Graecae</text:span> Akademie der Wissenschaften, Berlin, 1873-. A complete overview and publication details for all volumes are provided on the IG website at http://www.bbaw.de/forschung/ig/pub.html</text:p>
      <text:p text:style-name="P5">IGBulg<text:tab/>G. Mihailov, <text:span text:style-name="T2">Inscriptiones Graecae in Bulgaria repertae, </text:span>Sofia, 1956-1966. </text:p>
      <text:p text:style-name="P5">IGLNovae<text:tab/>J. Kolendo and V. Bozilova, <text:span text:style-name="T2">Inscriptions grecques et latines de Novae (Mesie Inferieure), </text:span>Paris, 1997. </text:p>
      <text:p text:style-name="P5">IGLS<text:tab/>L. Jalabert, R. Mouterde et al., <text:span text:style-name="T2">Inscriptions grecques et latines de la Syrie, </text:span>Paris, 1929-. </text:p>
      <text:p text:style-name="P5">IGR<text:tab/>R. Cagnat et al., <text:span text:style-name="T2">Inscriptiones Graecae ad Res Romas Pertinentes, </text:span>Paris, 1901-1907. </text:p>
      <text:p text:style-name="P5">IK<text:tab/><text:span text:style-name="T2">Inschriften griechischer Städte aus Kleinasien,</text:span> Universität zu Köln and Österreichische Akademie der Wissenschaften, Bonn, 1972-. </text:p>
      <text:p text:style-name="P5">ILAfr<text:tab/>R. Cagnat and A. Merlin, <text:span text:style-name="T2">Inscriptions latines d’Afrique (Tripolitaine, Tunisie, Maroc), </text:span>Paris, 1923. </text:p>
      <text:p text:style-name="P5">ILAlg<text:tab/>S. Gsell and H.-G. Pflaum, <text:span text:style-name="T2">Inscriptions latines de l’Algérie, </text:span>2 vols., Paris and Algiers, 1922, 1957. </text:p>
      <text:p text:style-name="P5">ILBulg<text:tab/>B. Gerov, <text:span text:style-name="T2">Inscriptiones Latinae in Bulgaria repertae, </text:span>Sofia, 1989. </text:p>
      <text:p text:style-name="P5">ILGR<text:tab/>M. Şaşel Kos, <text:span text:style-name="T2">Inscriptiones Latinae in Graecia repertae: additamenta ad CIL III, </text:span>Faenza, 1979. </text:p>
      <text:p text:style-name="P5">ILHSavoie<text:tab/>B. Remy, <text:span text:style-name="T2">Inscriptions Latines de Haute-Savoie, </text:span>Annecy, 1995. </text:p>
      <text:p text:style-name="P5">ILJug 3<text:tab/>A. Šašel and J. Šašel, <text:span text:style-name="T2">Inscriptiones Latinae quae in Iugoslavia inter annos MCMII et MCMXL repertae et editae sunt, </text:span>Situla 25, Ljubljana, 1986. </text:p>
      <text:p text:style-name="P5">ILS<text:tab/>H. Dessau, <text:span text:style-name="T2">Inscriptiones latinae selectae, </text:span>2d ed., 3 vols., Berlin, 1954-1955. </text:p>
      <text:p text:style-name="P5">ILT<text:tab/>A. Merlin, <text:span text:style-name="T2">Inscriptions latines de la Tunisie, </text:span>Paris, 1944. </text:p>
      <text:p text:style-name="P5">Index<text:tab/><text:span text:style-name="T2">Index: Quaderni camerti di studi romanistici = International survey of Roman law,</text:span> Naples, 1970-. </text:p>
      <text:p text:style-name="P4">IPhilippi<text:tab/>P. Pilhofer, <text:span text:style-name="T2">Katalog der Inschriften von Philippi</text:span>, Pilhofer 1995 vol. 2, 2000. </text:p>
      <text:p text:style-name="P5">IRC<text:tab/>G. Fabre, M. Mayer and I. Rodà, <text:span text:style-name="T2">Inscriptions romaines de Catalogne, </text:span>4 vols., Paris, 1984-1997. </text:p>
      <text:p text:style-name="P5">IRT<text:tab/>J. Reynolds and J. Ward Perkins, <text:span text:style-name="T2">The Inscriptions of Roman Tripolitania, </text:span>Rome, London, 1952. </text:p>
      <text:p text:style-name="P5">IScM<text:tab/><text:span text:style-name="T2">Inscriptiones Scythiae Minoris graecae et latinae II = Inscriptiile din Scythia Minor grecesti si latine, Seria a doua</text:span> Bucarest, 1980-. </text:p>
      <text:p text:style-name="P5">IScM 1<text:tab/>D. Pippidi (ed), <text:span text:style-name="T2">Histra et vicinia = Histria si împrejurimile, </text:span>2d. ed., IScM 1, Bucarest, 1983. </text:p>
      <text:p text:style-name="P5">IThess<text:tab/>J.-C. Decourt, <text:span text:style-name="T2">Inscriptions de Thessalie, </text:span>Athens, 1995-. </text:p>
      <text:p text:style-name="P5">JHS<text:tab/><text:span text:style-name="T2">Journal of Hellenic Studies,</text:span> Society for the Promotion of Hellenic Studies, London, 1880-. </text:p>
      <text:p text:style-name="P5">JÖAI<text:tab/><text:span text:style-name="T2">Jahreshefte des Österreichischen Archäologischen Institutes in Wien,</text:span> Vienna, 1898-. </text:p>
      <text:p text:style-name="P5">JRS<text:tab/><text:span text:style-name="T2">The Journal of Roman Studies,</text:span> Society for the Promotion of Roman Studies, London, 1911-. </text:p>
      <text:p text:style-name="P5">JRS Monograph<text:tab/><text:span text:style-name="T2">Journal of Roman Studies Monograph</text:span> Society for the Promotion of Roman Studies, London, 1982-. </text:p>
      <text:p text:style-name="P5">Karthago<text:tab/><text:span text:style-name="T2">Karthago: Revue d’archéologie africaine,</text:span> Paris, 1950-. </text:p>
      <text:p text:style-name="P5">Klio<text:tab/><text:span text:style-name="T2">Klio: Beiträge zur alten Geschichte,</text:span> Deutsche Akademie der Wissenschaften zu Berlin, Leipzig, 1901-. </text:p>
      <text:p text:style-name="P5">Ktema<text:tab/><text:span text:style-name="T2">Ktema: Civilisations de l’Orient, de la Grèce et de Rome Antiques,</text:span> Université des sciences humaines de Strasbourg, Strasbourg, 1976-. </text:p>
      <text:p text:style-name="P5">LA<text:tab/><text:span text:style-name="T2">Libya Antiqua,</text:span> Directorate-General of Antiquities, Museums, and Archives, Tripoli, 1964-. </text:p>
      <text:p text:style-name="P5">L’Afrique dans l’Occident<text:tab/><text:span text:style-name="T2">L’Afrique dans l’Occident romain: Ier siècle av. J.-C.-IVe siècle ap. J.-C., actes du colloque, Rome, 3-5 décembre 1987, </text:span>Rome, 1990. </text:p>
      <text:p text:style-name="P5">Lettres de Saint Augustin<text:tab/><text:span text:style-name="T2">Les Lettres de Saint Augustin découvertes par Johannes Divjak: Communications présentées au colloque des 20 et 21 Septembre 1982, </text:span>Paris, 1983. </text:p>
      <text:p text:style-name="P5">Libyca<text:tab/><text:span text:style-name="T2">Libyca: Archéologie, Épigraphie,</text:span> Algiers, 1953-. </text:p>
      <text:p text:style-name="P5">Lille d’archéologie 1976<text:tab/><text:span text:style-name="T2">Archéologie militaire; Les pays du Nord: actes du 101e Congrès national des sociétés savantes, Lille, 1976, Section d’archéologie et d’histoire de l’art, </text:span>Paris, 1978. </text:p>
      <text:p text:style-name="P5">Makedonika<text:tab/><text:span text:style-name="T4">Μακεδονικά</text:span><text:span text:style-name="T2">: </text:span><text:span text:style-name="T4">σύγγραμμα</text:span><text:span text:style-name="T2"> </text:span><text:span text:style-name="T4">περιοδικόν</text:span><text:span text:style-name="T2">,</text:span> <text:span text:style-name="T3">Εταιρεία</text:span> <text:span text:style-name="T3">Μακεδονικών</text:span> <text:span text:style-name="T3">Σπουδών</text:span>, Thessalonike, 1940-. </text:p>
      <text:p text:style-name="P5">MAMA<text:tab/><text:span text:style-name="T2">Monumenta Asiae Minoris Antiqua, </text:span>10 vols., Manchester, London, 1928-1993. </text:p>
      <text:p text:style-name="P5">McCrum-Woodhead<text:tab/>M. McCrum and A. Woodhead, <text:span text:style-name="T2">Select Documents of the Principates of the Flavian Emperors AD 68-96, </text:span>Cambridge, 1961. </text:p>
      <text:p text:style-name="P5">MCV<text:tab/><text:span text:style-name="T2">Mélanges de la Casa de Velazquez, Madrid,</text:span> Paris, 1965-. </text:p>
      <text:p text:style-name="P5">MEFRA<text:tab/><text:span text:style-name="T2">Mélanges d’Archéologie et d’Histoire, Antiquite,</text:span> École Française de Rome, Paris, 1971-. Continues MEFR.</text:p>
      <text:p text:style-name="P5">Mélanges Boissier<text:tab/><text:span text:style-name="T2">Mélanges Boissier: Recueil de Mémoires concernant la littérature et les antiquités romaines dédié a Gaston Boissier, </text:span>Paris, 1903. </text:p>
      <text:p text:style-name="P5">Mémoires Lille<text:tab/><text:span text:style-name="T2">Mémoires de la Société (royale, impériale, nationale) des sciences de l’agriculture et des arts de Lille</text:span> Lille, Paris, 1827-. </text:p>
      <text:p text:style-name="P5">MemoirsAPS<text:tab/><text:span text:style-name="T2">Memoirs of the American Philosophical Society</text:span> Philadelphia, 1935-. </text:p>
      <text:p text:style-name="P5">Mixed Language Inscriptions<text:tab/>R. Kearsley (ed.), <text:span text:style-name="T2">Greeks and Romans in Imperial Asia: Mixed Language Inscriptions and Linguistic Evidence for Cultural Interaction until the End of AD III, </text:span>IK 59, Bonn, 2001. </text:p>
      <text:p text:style-name="P5">NouvArch<text:tab/><text:span text:style-name="T2">Nouvelles archives des missions scientifiques et littéraires; Choix de rapports et instructions,</text:span> Paris, 1891-. </text:p>
      <text:p text:style-name="P5">NPauly<text:tab/>H. Cancik and H. Schneider (eds.), <text:span text:style-name="T2">Der Neue Pauly: Enzyklopädie der Antike, </text:span>Stuttgart, 1996-. </text:p>
      <text:p text:style-name="P5">NSA<text:tab/><text:span text:style-name="T2">Notizie degli scavi di antichità,</text:span> Accademia dei Lincei, Rome, 1876-. </text:p>
      <text:p text:style-name="P5">OCD<text:span text:style-name="T1">3</text:span><text:tab/>S. Hornblower and A. Spawforth, eds., <text:span text:style-name="T2">The Oxford Classical Dictionary, </text:span>3rd ed., Oxford, 1996. </text:p>
      <text:p text:style-name="P5">OGIS<text:tab/>W. Dittenberger, <text:span text:style-name="T2">Orientis graeci inscriptiones selectae. Supplementum Sylloges inscriptionum graecarum, </text:span>2 vols., Leipzig, 1903-1905. </text:p>
      <text:p text:style-name="P5">Ostraka<text:tab/>Istituto di studi comparati sulle società antiche, Università di Perugia, <text:span text:style-name="T2">Ostraka: Rivista di antichità, </text:span>Naples, 1992-. </text:p>
      <text:p text:style-name="P5">P.Babatha<text:tab/>N. Lewis, <text:span text:style-name="T2">The Documents from the Bar Kochba Period in the Cave of Letters: Greek Papyri, </text:span>Jerusalem, 1989. </text:p>
      <text:p text:style-name="P5">PIR<text:span text:style-name="T1">2</text:span><text:tab/><text:span text:style-name="T2">Prosopographia Imperii Romani saeculi I, II, III, </text:span>2d. ed., Berlin, 1933-. </text:p>
      <text:p text:style-name="P5">PLRE<text:tab/>A. Jones et al (eds.), <text:span text:style-name="T2">The prosopography of the later Roman Empire, </text:span>Cambridge, 1971-. </text:p>
      <text:p text:style-name="P5">QAL<text:tab/><text:span text:style-name="T2">Quaderni di archeologia della Libia,</text:span> Rome, 1950-. </text:p>
      <text:p text:style-name="P5">RAALN<text:tab/><text:span text:style-name="T2">Rendiconti dell’Accademia di Archeologia e Lettere,</text:span> Accademia di archeologia, lettere e belle arti, Napoli, Naples, 1865-. </text:p>
      <text:p text:style-name="P5">RE<text:tab/>Pauly-Wissowa, <text:span text:style-name="T2">Realencyclopädie der classischen Altertumswissenschaft, </text:span>Stuttgart, 1893-1978. </text:p>
      <text:p text:style-name="P5">REA<text:tab/><text:span text:style-name="T2">Revue des Études Anciennes,</text:span> Paris, 1899-. </text:p>
      <text:p text:style-name="P5">Recueil Plassart<text:tab/><text:span text:style-name="T2">Recueil Plassart : études sur l’antiquité grecque offertes à André Plassart par ses collègues de la Sorbonne, </text:span>Paris, 1976. </text:p>
      <text:p text:style-name="P5">RevAfr<text:tab/><text:span text:style-name="T2">Revue africaine,</text:span> Algiers, 1856-. </text:p>
      <text:p text:style-name="P5">RIT<text:tab/>G. Alföldy, <text:span text:style-name="T2">Die Römischen Inschriften von Tarraco, </text:span>2 vols., Madrider Forschungen 10, Berlin, 1975. </text:p>
      <text:p text:style-name="P5">Roman Frontier Studies 1995<text:tab/>W. Groenman-van Waateringe et al. (eds.), <text:span text:style-name="T2">Roman Frontier Studies 1995: Proceedings of the XVIth International Congress of Roman Frontier Studies, </text:span>Oxbow Monograph 91, Oxford, 1997. </text:p>
      <text:p text:style-name="P5">RSL<text:tab/><text:span text:style-name="T2">Rivista di Studi Liguri,</text:span> Istituto internazionale di studi liguri, Bordighera, 1934-. </text:p>
      <text:p text:style-name="P5">SEG<text:tab/><text:span text:style-name="T2">Supplementum Epigraphicum Graecum,</text:span> Amsterdam, 1923-. </text:p>
      <text:p text:style-name="P5">Situla<text:tab/><text:span text:style-name="T2">Situla: Dissertationes Musei Nationalis Labacensis</text:span> Narodni muzej v Ljubljani, Ljubljana, 1960-. </text:p>
      <text:p text:style-name="P5">SkrSvenInst<text:tab/><text:span text:style-name="T2">Skrifter utgivna av Svenska institutet i Rom. 4o (= Acta Instituti Romani Regni Sueciae. Series in 4o)</text:span> Stockholm, 1946-. </text:p>
      <text:p text:style-name="P5">StudHist<text:tab/><text:span text:style-name="T2">Studia Historia: Historia Antigua,</text:span> Salamanca, 1983-. </text:p>
      <text:p text:style-name="P5">Syria<text:tab/><text:span text:style-name="T2">Syria: Revue d’art oriental et d’archéologie,</text:span> Haut Commissariat de la République française en Syrie et au Liban, Institut français d’archéologie de Beyrouth, Paris, 1920-. </text:p>
      <text:p text:style-name="P5">TAM<text:tab/><text:span text:style-name="T2">Tituli Asiae Minoris, </text:span>Vienna, 1901-. </text:p>
      <text:p text:style-name="P5">TAPA<text:tab/><text:span text:style-name="T2">Transactions of the American Philological Association, </text:span>(varies), 1874-. </text:p>
      <text:p text:style-name="P5">Thasos<text:tab/>J.Pouilloux et al, <text:span text:style-name="T2">Recherches sur l’histoire et les cultes de Thasos, </text:span>2 vols., Paris, 1954-1956. </text:p>
      <text:p text:style-name="P5">Thrakika<text:tab/><text:span text:style-name="T4">Θρακικά</text:span><text:span text:style-name="T2">: </text:span><text:span text:style-name="T4">Τριμηνιαῖον</text:span><text:span text:style-name="T2"> </text:span><text:span text:style-name="T4">ἐπισημονικόν</text:span><text:span text:style-name="T2"> </text:span><text:span text:style-name="T4">σύγγραμμα</text:span><text:span text:style-name="T2"> </text:span><text:span text:style-name="T4">ἱδρύθεν</text:span><text:span text:style-name="T2"> </text:span><text:span text:style-name="T4">καὶ</text:span><text:span text:style-name="T2"> </text:span><text:span text:style-name="T4">ἐκδιδόμενον</text:span><text:span text:style-name="T2"> </text:span><text:span text:style-name="T4">ὑπὸ</text:span><text:span text:style-name="T2"> </text:span><text:span text:style-name="T4">τοῦ</text:span><text:span text:style-name="T2"> </text:span><text:span text:style-name="T4">ἐν</text:span><text:span text:style-name="T2"> </text:span><text:span text:style-name="T4">Ἀθήναις</text:span><text:span text:style-name="T2"> ‘</text:span><text:span text:style-name="T4">Θρακικοῦ</text:span><text:span text:style-name="T2"> </text:span><text:span text:style-name="T4">Κέντρου</text:span><text:span text:style-name="T2">’,</text:span> Athens, 1928-1974. Continued by: <text:span text:style-name="T4">Θρακικά</text:span><text:span text:style-name="T2">: </text:span><text:span text:style-name="T4">Περιοδικὸν</text:span><text:span text:style-name="T2"> </text:span><text:span text:style-name="T4">ἐκδιδόμενον</text:span><text:span text:style-name="T2"> </text:span><text:span text:style-name="T4">ὑπὸ</text:span><text:span text:style-name="T2"> </text:span><text:span text:style-name="T4">τοῦ</text:span><text:span text:style-name="T2"> </text:span><text:span text:style-name="T4">ἐν</text:span><text:span text:style-name="T2"> </text:span><text:span text:style-name="T4">Ἀθήναις</text:span><text:span text:style-name="T2"> ‘</text:span><text:span text:style-name="T4">Θρακικοῦ</text:span><text:span text:style-name="T2"> </text:span><text:span text:style-name="T4">Κέντρου</text:span><text:span text:style-name="T2">’ </text:span><text:span text:style-name="T4">καὶ</text:span><text:span text:style-name="T2"> </text:span><text:span text:style-name="T4">τῆς</text:span><text:span text:style-name="T2"> ‘</text:span><text:span text:style-name="T4">Ἑταιρίας</text:span><text:span text:style-name="T2"> </text:span><text:span text:style-name="T4">Θρακικῶν</text:span><text:span text:style-name="T2"> </text:span><text:span text:style-name="T4">Μελετῶν</text:span><text:span text:style-name="T2">’</text:span>, 1978-.</text:p>
      <text:p text:style-name="P5">TRTurquie<text:tab/><text:span text:style-name="T2">Travaux et Recherches en Turquie</text:span> L’Institut Français d’Études Anatoliennes d’Istanbul, Leuven, 1982-. </text:p>
      <text:p text:style-name="P5">ZAnt<text:tab/><text:span text:style-name="T2">Ziva Antika (Antiquité vivante),</text:span> Skopje, 1951-. </text:p>
      <text:p text:style-name="P5">ZPE<text:tab/><text:span text:style-name="T2">Zeitschrift für Papyrologie und Epigraphik,</text:span> Bonn, 1967-. 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This page intentionally left blank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entiumAlt" svg:font-family="GentiumAl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528in" fo:line-height="0.2362in" fo:orphans="2" fo:widows="2" style:writing-mode="lr-tb"/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1in" fo:margin-bottom="0.1528in" fo:line-height="0.1945in" fo:text-align="center" style:justify-single-word="false" fo:keep-together="always" fo:hyphenation-ladder-count="no-limit" fo:break-before="page" fo:keep-with-next="always"/>
      <style:text-properties fo:text-transform="uppercase" fo:font-size="14pt" fo:font-weight="bold" style:font-size-asian="14pt" style:font-weight-asian="bold" style:font-name-complex="Arial" style:font-size-complex="14pt" style:font-style-complex="italic" style:font-weight-complex="bold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reParaIndent" style:family="paragraph" style:parent-style-name="Standard">
      <style:paragraph-properties fo:margin-left="0in" fo:margin-right="0in" fo:hyphenation-ladder-count="no-limit" fo:text-indent="0.25in" style:auto-text-indent="false"/>
      <style:text-properties fo:hyphenate="false" fo:hyphenation-remain-char-count="2" fo:hyphenation-push-char-count="2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treTitle" style:family="text" style:parent-style-name="Default_20_Paragraph_20_Font">
      <style:text-properties fo:font-style="italic" style:font-style-asian="italic"/>
    </style:style>
    <style:style style:name="treParaIndent_20_Char1" style:display-name="treParaIndent Char1" style:family="text" style:parent-style-name="Default_20_Paragraph_20_Font">
      <style:text-properties fo:font-size="11pt" fo:language="en" fo:country="US" style:font-size-asian="11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style style:name="T1" style:family="text"/>
    <style:page-layout style:name="pm1" style:page-usage="mirrored">
      <style:page-layout-properties fo:page-width="8.5in" fo:page-height="11in" style:num-format="i" style:print-orientation="portrait" fo:margin-top="0.5in" fo:margin-bottom="1in" fo:margin-left="1.5in" fo:margin-right="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tab/><text:tab/><text:span text:style-name="Page_20_Number"><text:page-number text:select-page="current">xxxii</text:page-number></text:span></text:p>
      </style:header>
      <style:header-left>
        <text:p text:style-name="Header"><text:span text:style-name="Page_20_Number"><text:page-number text:select-page="current">xxxii</text:page-number>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ABBREVIATIONS USED FOR MODERN BOOKS, JOURNALS</dc:title>
    <meta:initial-creator>Tom Elliott</meta:initial-creator>
    <meta:creation-date>2004-04-02T14:04:00</meta:creation-date>
    <dc:date>2008-02-21T20:15:42</dc:date>
    <meta:print-date>2004-04-06T11:12:00</meta:print-date>
    <dc:language>en-US</dc:language>
    <meta:editing-cycles>15</meta:editing-cycles>
    <meta:editing-duration>PT33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149" meta:word-count="2111" meta:character-count="15087"/>
  </office:meta>
</office:document-meta>
</file>